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Mono" svg:font-family="'IBM Plex Mono'" style:font-pitch="fixed"/>
    <style:font-face style:name="IBM Plex Sans Devanagari" svg:font-family="'IBM Plex Sans Devanagari'" style:font-family-generic="system" style:font-pitch="variable"/>
    <style:font-face style:name="IBM Plex Sans Devanagari1" svg:font-family="'IBM Plex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cccccc" loext:opacity="100%" officeooo:rsid="015a3f84" officeooo:paragraph-rsid="015a3f84" fo:background-color="#ffffff"/>
    </style:style>
    <style:style style:name="P2" style:family="paragraph" style:parent-style-name="Standard">
      <style:text-properties style:font-name="IBM Plex Mono" fo:font-size="11pt" fo:font-weight="normal" officeooo:rsid="001d36e2" officeooo:paragraph-rsid="01a87f58" fo:background-color="#e8f2a1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IBM Plex Mono" fo:font-size="11pt" fo:font-weight="normal" officeooo:rsid="001d36e2" officeooo:paragraph-rsid="01904c00" fo:background-color="#f6f9d4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IBM Plex Mono" fo:font-size="11pt" fo:font-weight="bold" officeooo:paragraph-rsid="01753c46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IBM Plex Mono" fo:font-size="11pt" fo:font-weight="bold" officeooo:rsid="00db3e24" officeooo:paragraph-rsid="01a87f58" fo:background-color="#e8f2a1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IBM Plex Mono" fo:font-size="11pt" fo:font-weight="bold" officeooo:rsid="00db3e24" officeooo:paragraph-rsid="0195a202" fo:background-color="#f6f9d4" style:font-size-asian="11pt" style:font-weight-asian="bold" style:font-size-complex="11pt" style:font-weight-complex="bold"/>
    </style:style>
    <style:style style:name="P7" style:family="paragraph" style:parent-style-name="Standard">
      <style:text-properties style:text-position="0% 100%" style:font-name="IBM Plex Mono" fo:font-size="10pt" fo:font-weight="normal" officeooo:rsid="00b03891" officeooo:paragraph-rsid="01b1b302" fo:background-color="transparent" style:font-size-asian="10pt" style:font-weight-asian="normal" style:font-size-complex="10pt" style:font-weight-complex="normal"/>
    </style:style>
    <style:style style:name="P8" style:family="paragraph" style:parent-style-name="Preformatted_20_Text">
      <style:text-properties style:text-position="0% 100%" style:font-name="IBM Plex Mono" fo:font-size="10pt" fo:font-weight="normal" officeooo:rsid="00e053e9" officeooo:paragraph-rsid="011ec5b0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text-position="0% 100%" style:font-name="IBM Plex Mono" fo:font-size="10pt" fo:font-weight="normal" officeooo:rsid="00e053e9" officeooo:paragraph-rsid="011ec5b0" fo:background-color="transparent" style:font-size-asian="10pt" style:font-weight-asian="normal" style:font-size-complex="10pt" style:font-weight-complex="normal"/>
    </style:style>
    <style:style style:name="P10" style:family="paragraph" style:parent-style-name="Preformatted_20_Text">
      <style:text-properties style:text-position="0% 100%" style:font-name="IBM Plex Mono" fo:font-size="10pt" fo:font-weight="normal" officeooo:rsid="00e053e9" officeooo:paragraph-rsid="019e1955" fo:background-color="transparent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style:text-position="0% 100%" style:font-name="IBM Plex Mono" fo:font-size="10pt" fo:font-weight="normal" officeooo:rsid="019e1955" officeooo:paragraph-rsid="019e1955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text-position="0% 100%" style:font-name="IBM Plex Mono" fo:font-size="10pt" fo:font-weight="normal" officeooo:rsid="019e1955" officeooo:paragraph-rsid="019e1955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text-position="0% 100%" style:font-name="IBM Plex Mono" fo:font-size="10pt" fo:font-weight="normal" officeooo:rsid="00b03891" officeooo:paragraph-rsid="00c28f86" fo:background-color="#5eb91e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text-position="0% 100%" style:font-name="IBM Plex Mono" fo:font-size="10pt" fo:font-weight="normal" officeooo:rsid="00b03891" officeooo:paragraph-rsid="01ab32ef" fo:background-color="#5eb91e" style:font-size-asian="10pt" style:font-weight-asian="normal" style:font-size-complex="10pt" style:font-weight-complex="normal"/>
    </style:style>
    <style:style style:name="P15" style:family="paragraph" style:parent-style-name="Preformatted_20_Text">
      <style:text-properties style:text-position="0% 100%" style:font-name="IBM Plex Mono" fo:font-size="12pt" fo:font-weight="bold" officeooo:rsid="006a339d" officeooo:paragraph-rsid="011ec5b0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style:text-position="0% 100%" style:font-name="IBM Plex Mono" fo:font-size="11pt" fo:font-weight="bold" officeooo:rsid="006a339d" officeooo:paragraph-rsid="011ec5b0" style:font-size-asian="11pt" style:font-weight-asian="bold" style:font-size-complex="11pt" style:font-weight-complex="bold"/>
    </style:style>
    <style:style style:name="P17" style:family="paragraph" style:parent-style-name="Standard">
      <style:text-properties style:text-position="0% 100%" style:font-name="IBM Plex Mono" fo:font-size="11pt" fo:font-weight="bold" officeooo:rsid="006a339d" officeooo:paragraph-rsid="01753c46" style:font-size-asian="11pt" style:font-weight-asian="bold" style:font-size-complex="11pt" style:font-weight-complex="bold"/>
    </style:style>
    <style:style style:name="P18" style:family="paragraph" style:parent-style-name="Standard">
      <style:text-properties style:text-position="0% 100%" style:font-name="IBM Plex Mono" fo:font-size="11pt" fo:font-weight="bold" officeooo:rsid="006a339d" officeooo:paragraph-rsid="017afa1f" style:font-size-asian="11pt" style:font-weight-asian="bold" style:font-size-complex="11pt" style:font-weight-complex="bold"/>
    </style:style>
    <style:style style:name="P19" style:family="paragraph" style:parent-style-name="Standard">
      <style:text-properties style:text-position="0% 100%" style:font-name="IBM Plex Mono" fo:font-size="11pt" fo:font-weight="bold" officeooo:rsid="006a339d" officeooo:paragraph-rsid="01753c46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text-properties style:text-position="0% 100%" style:font-name="IBM Plex Mono" fo:font-size="11pt" fo:font-weight="bold" officeooo:rsid="006a339d" officeooo:paragraph-rsid="0178554a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text-properties style:text-position="0% 100%" style:font-name="IBM Plex Mono" fo:font-size="11pt" fo:font-weight="bold" officeooo:rsid="00db3e24" officeooo:paragraph-rsid="01a87f58" fo:background-color="#e8f2a1" style:font-size-asian="11pt" style:font-weight-asian="bold" style:font-size-complex="11pt" style:font-weight-complex="bold"/>
    </style:style>
    <style:style style:name="P22" style:family="paragraph" style:parent-style-name="Standard">
      <style:text-properties style:text-position="0% 100%" style:font-name="IBM Plex Mono" fo:font-size="11pt" fo:font-weight="bold" officeooo:rsid="006a339d" officeooo:paragraph-rsid="01ab32ef" fo:background-color="#5eb91e" style:font-size-asian="11pt" style:font-weight-asian="bold" style:font-size-complex="11pt" style:font-weight-complex="bold"/>
    </style:style>
    <style:style style:name="P23" style:family="paragraph" style:parent-style-name="Preformatted_20_Text">
      <style:text-properties style:text-position="0% 100%" style:font-name="IBM Plex Mono" fo:font-size="11pt" fo:font-weight="normal" officeooo:rsid="018a1e38" officeooo:paragraph-rsid="018a1e38" style:font-size-asian="11pt" style:font-weight-asian="normal" style:font-size-complex="11pt" style:font-weight-complex="normal"/>
    </style:style>
    <style:style style:name="P24" style:family="paragraph" style:parent-style-name="Preformatted_20_Text">
      <style:text-properties officeooo:paragraph-rsid="011ec5b0"/>
    </style:style>
    <style:style style:name="P25" style:family="paragraph" style:parent-style-name="Preformatted_20_Text">
      <style:text-properties style:text-position="0% 100%" fo:font-weight="normal" officeooo:rsid="0183082e" officeooo:paragraph-rsid="011ec5b0" fo:background-color="transparent" style:font-weight-asian="normal" style:font-weight-complex="normal"/>
    </style:style>
    <style:style style:name="P26" style:family="paragraph" style:parent-style-name="Preformatted_20_Text">
      <style:text-properties style:text-position="0% 100%" style:font-name="IBM Plex Mono" fo:font-size="10pt" fo:font-weight="normal" officeooo:rsid="00e053e9" officeooo:paragraph-rsid="01bbec92" fo:background-color="transparent" style:font-size-asian="10pt" style:font-weight-asian="normal" style:font-size-complex="10pt" style:font-weight-complex="normal"/>
    </style:style>
    <style:style style:name="P27" style:family="paragraph" style:parent-style-name="Preformatted_20_Text">
      <style:text-properties fo:font-weight="normal" officeooo:paragraph-rsid="01bbec92"/>
    </style:style>
    <style:style style:name="P28" style:family="paragraph" style:parent-style-name="Preformatted_20_Text">
      <style:text-properties fo:font-weight="normal" officeooo:paragraph-rsid="01bd704f"/>
    </style:style>
    <style:style style:name="P29" style:family="paragraph" style:parent-style-name="Standard">
      <style:text-properties style:text-position="0% 100%" style:font-name="IBM Plex Mono" fo:font-size="11pt" fo:font-weight="bold" officeooo:rsid="01753c46" officeooo:paragraph-rsid="01753c46" fo:background-color="transparent" style:font-size-asian="11pt" style:font-weight-asian="bold" style:font-size-complex="11pt" style:font-weight-complex="bold"/>
    </style:style>
    <style:style style:name="P30" style:family="paragraph" style:parent-style-name="Standard">
      <style:text-properties style:text-position="0% 100%" style:font-name="IBM Plex Mono" fo:font-size="11pt" fo:font-weight="bold" officeooo:rsid="00db3e24" officeooo:paragraph-rsid="01b88119" fo:background-color="transparent" style:font-size-asian="11pt" style:font-weight-asian="bold" style:font-size-complex="11pt" style:font-weight-complex="bold"/>
    </style:style>
    <style:style style:name="P31" style:family="paragraph" style:parent-style-name="Standard">
      <style:text-properties style:text-position="0% 100%" style:font-name="IBM Plex Mono" fo:font-size="11pt" fo:font-weight="bold" officeooo:rsid="01b78054" officeooo:paragraph-rsid="01b7e287" fo:background-color="transparent" style:font-size-asian="11pt" style:font-weight-asian="bold" style:font-size-complex="11pt" style:font-weight-complex="bold"/>
    </style:style>
    <style:style style:name="P32" style:family="paragraph" style:parent-style-name="Standard">
      <style:text-properties style:text-position="0% 100%" style:font-name="IBM Plex Mono" fo:font-size="11pt" fo:font-weight="bold" officeooo:rsid="01b78054" officeooo:paragraph-rsid="01b88119" fo:background-color="transparent" style:font-size-asian="11pt" style:font-weight-asian="bold" style:font-size-complex="11pt" style:font-weight-complex="bold"/>
    </style:style>
    <style:style style:name="P33" style:family="paragraph" style:parent-style-name="Standard">
      <style:text-properties style:text-position="0% 100%" style:font-name="IBM Plex Mono" fo:font-size="11pt" fo:font-weight="bold" officeooo:rsid="006a339d" officeooo:paragraph-rsid="01ab32ef" fo:background-color="#5eb91e" style:font-size-asian="11pt" style:font-weight-asian="bold" style:font-size-complex="11pt" style:font-weight-complex="bold"/>
    </style:style>
    <style:style style:name="P34" style:family="paragraph" style:parent-style-name="Standard">
      <style:text-properties style:text-position="0% 100%" style:font-name="IBM Plex Mono" fo:font-size="11pt" fo:font-weight="normal" officeooo:rsid="01672462" officeooo:paragraph-rsid="01904c00" fo:background-color="transparent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text-position="0% 100%" style:font-name="IBM Plex Mono" fo:font-size="11pt" fo:font-weight="normal" officeooo:rsid="00e053e9" officeooo:paragraph-rsid="0178554a" fo:background-color="transparent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text-position="0% 100%" style:font-name="IBM Plex Mono" fo:font-size="12pt" fo:font-weight="normal" officeooo:rsid="01753c46" officeooo:paragraph-rsid="0178554a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text-position="0% 100%" style:font-name="IBM Plex Mono" fo:font-size="10pt" fo:font-weight="normal" officeooo:rsid="018bffa1" officeooo:paragraph-rsid="018bffa1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text-position="0% 100%" style:font-name="IBM Plex Mono" fo:font-size="10pt" fo:font-weight="normal" officeooo:rsid="00b03891" officeooo:paragraph-rsid="01b57eb0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1d36e2"/>
    </style:style>
    <style:style style:name="T2" style:family="text">
      <style:text-properties officeooo:rsid="00240b8f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style:text-position="sub 58%" fo:font-weight="normal" officeooo:rsid="01672462" style:font-weight-asian="normal" style:font-weight-complex="normal"/>
    </style:style>
    <style:style style:name="T5" style:family="text">
      <style:text-properties style:text-position="sub 58%" fo:font-weight="normal" officeooo:rsid="018d8cb7" style:font-weight-asian="normal" style:font-weight-complex="normal"/>
    </style:style>
    <style:style style:name="T6" style:family="text">
      <style:text-properties style:text-position="sub 58%" fo:font-weight="normal" officeooo:rsid="018918b1" style:font-weight-asian="normal" style:font-weight-complex="normal"/>
    </style:style>
    <style:style style:name="T7" style:family="text">
      <style:text-properties style:text-position="sub 58%" fo:font-weight="normal" officeooo:rsid="018c6baf" style:font-weight-asian="normal" style:font-weight-complex="normal"/>
    </style:style>
    <style:style style:name="T8" style:family="text">
      <style:text-properties style:text-position="sub 58%" fo:font-weight="normal" officeooo:rsid="01689b36" style:font-weight-asian="normal" style:font-weight-complex="normal"/>
    </style:style>
    <style:style style:name="T9" style:family="text">
      <style:text-properties style:text-position="sub 58%" fo:font-weight="normal" officeooo:rsid="016a838d" style:font-weight-asian="normal" style:font-weight-complex="normal"/>
    </style:style>
    <style:style style:name="T10" style:family="text">
      <style:text-properties style:text-position="sub 58%" fo:font-weight="normal" officeooo:rsid="016a7140" style:font-weight-asian="normal" style:font-weight-complex="normal"/>
    </style:style>
    <style:style style:name="T11" style:family="text">
      <style:text-properties style:text-position="sub 58%" fo:font-weight="normal" officeooo:rsid="00dfba86" style:font-weight-asian="normal" style:font-weight-complex="normal"/>
    </style:style>
    <style:style style:name="T12" style:family="text">
      <style:text-properties style:text-position="sub 58%" fo:font-weight="normal" officeooo:rsid="01016930" style:font-weight-asian="normal" style:font-weight-complex="normal"/>
    </style:style>
    <style:style style:name="T13" style:family="text">
      <style:text-properties style:text-position="sub 58%" fo:font-weight="normal" officeooo:rsid="01958ab2" style:font-weight-asian="normal" style:font-weight-complex="normal"/>
    </style:style>
    <style:style style:name="T14" style:family="text">
      <style:text-properties style:text-position="sub 58%" fo:font-weight="normal" officeooo:rsid="01a87f58" style:font-weight-asian="normal" style:font-weight-complex="normal"/>
    </style:style>
    <style:style style:name="T15" style:family="text">
      <style:text-properties style:text-position="sub 58%" fo:font-weight="normal" officeooo:rsid="01ade79b" style:font-weight-asian="normal" style:font-weight-complex="normal"/>
    </style:style>
    <style:style style:name="T16" style:family="text">
      <style:text-properties style:text-position="sub 58%" fo:font-weight="normal" officeooo:rsid="01b13493" style:font-weight-asian="normal" style:font-weight-complex="normal"/>
    </style:style>
    <style:style style:name="T17" style:family="text">
      <style:text-properties style:text-position="sub 58%" fo:font-weight="normal" officeooo:rsid="001d36e2" style:font-weight-asian="normal" style:font-weight-complex="normal"/>
    </style:style>
    <style:style style:name="T18" style:family="text">
      <style:text-properties style:text-position="sub 58%" fo:font-weight="normal" officeooo:rsid="01b6baeb" style:font-weight-asian="normal" style:font-weight-complex="normal"/>
    </style:style>
    <style:style style:name="T19" style:family="text">
      <style:text-properties style:text-position="sub 58%" fo:font-weight="normal" officeooo:rsid="01b7e287" style:font-weight-asian="normal" style:font-weight-complex="normal"/>
    </style:style>
    <style:style style:name="T20" style:family="text">
      <style:text-properties style:text-position="sub 58%" fo:font-weight="normal" officeooo:rsid="01b88119" style:font-weight-asian="normal" style:font-weight-complex="normal"/>
    </style:style>
    <style:style style:name="T21" style:family="text">
      <style:text-properties style:text-position="sub 58%" fo:font-weight="normal" officeooo:rsid="01b8c4cd" style:font-weight-asian="normal" style:font-weight-complex="normal"/>
    </style:style>
    <style:style style:name="T22" style:family="text">
      <style:text-properties style:text-position="sub 58%" fo:font-weight="normal" officeooo:rsid="01bb673e" style:font-weight-asian="normal" style:font-weight-complex="normal"/>
    </style:style>
    <style:style style:name="T23" style:family="text">
      <style:text-properties style:text-position="sub 58%" officeooo:rsid="01672462"/>
    </style:style>
    <style:style style:name="T24" style:family="text">
      <style:text-properties style:text-position="sub 58%" officeooo:rsid="018918b1"/>
    </style:style>
    <style:style style:name="T25" style:family="text">
      <style:text-properties style:text-position="sub 58%" officeooo:rsid="008e73b3"/>
    </style:style>
    <style:style style:name="T26" style:family="text">
      <style:text-properties style:text-position="0% 100%"/>
    </style:style>
    <style:style style:name="T27" style:family="text">
      <style:text-properties style:text-position="0% 100%" fo:font-weight="normal" officeooo:rsid="00e053e9" fo:background-color="transparent" loext:char-shading-value="0" style:font-weight-asian="normal" style:font-weight-complex="normal"/>
    </style:style>
    <style:style style:name="T28" style:family="text">
      <style:text-properties style:text-position="0% 100%" fo:font-weight="normal" officeooo:rsid="0183082e" fo:background-color="transparent" loext:char-shading-value="0" style:font-weight-asian="normal" style:font-weight-complex="normal"/>
    </style:style>
    <style:style style:name="T29" style:family="text">
      <style:text-properties style:text-position="0% 100%" fo:font-weight="normal" officeooo:rsid="01a7dc0a" fo:background-color="transparent" loext:char-shading-value="0" style:font-weight-asian="normal" style:font-weight-complex="normal"/>
    </style:style>
    <style:style style:name="T30" style:family="text">
      <style:text-properties style:text-position="0% 100%" fo:font-weight="normal" officeooo:rsid="01672462" style:font-weight-asian="normal" style:font-weight-complex="normal"/>
    </style:style>
    <style:style style:name="T31" style:family="text">
      <style:text-properties style:text-position="0% 100%" fo:font-weight="normal" officeooo:rsid="018f4daf" style:font-weight-asian="normal" style:font-weight-complex="normal"/>
    </style:style>
    <style:style style:name="T32" style:family="text">
      <style:text-properties style:text-position="0% 100%" fo:font-weight="normal" officeooo:rsid="00dfba86" style:font-weight-asian="normal" style:font-weight-complex="normal"/>
    </style:style>
    <style:style style:name="T33" style:family="text">
      <style:text-properties style:text-position="0% 100%" fo:font-weight="normal" officeooo:rsid="018918b1" style:font-weight-asian="normal" style:font-weight-complex="normal"/>
    </style:style>
    <style:style style:name="T34" style:family="text">
      <style:text-properties style:text-position="0% 100%" fo:font-weight="normal" officeooo:rsid="001d36e2" style:font-weight-asian="normal" style:font-weight-complex="normal"/>
    </style:style>
    <style:style style:name="T35" style:family="text">
      <style:text-properties style:text-position="0% 100%" fo:font-weight="normal" officeooo:rsid="0195a202" style:font-weight-asian="normal" style:font-weight-complex="normal"/>
    </style:style>
    <style:style style:name="T36" style:family="text">
      <style:text-properties style:text-position="0% 100%" fo:font-weight="normal" officeooo:rsid="01958ab2" style:font-weight-asian="normal" style:font-weight-complex="normal"/>
    </style:style>
    <style:style style:name="T37" style:family="text">
      <style:text-properties style:text-position="0% 100%" fo:font-weight="normal" officeooo:rsid="01a87f58" style:font-weight-asian="normal" style:font-weight-complex="normal"/>
    </style:style>
    <style:style style:name="T38" style:family="text">
      <style:text-properties style:text-position="0% 100%" fo:font-size="10pt" fo:font-weight="normal" officeooo:rsid="00e053e9" style:font-size-asian="10pt" style:font-weight-asian="normal" style:font-size-complex="10pt" style:font-weight-complex="normal"/>
    </style:style>
    <style:style style:name="T39" style:family="text">
      <style:text-properties style:text-position="0% 100%" fo:font-size="10pt" fo:font-weight="normal" officeooo:rsid="018918b1" style:font-size-asian="10pt" style:font-weight-asian="normal" style:font-size-complex="10pt" style:font-weight-complex="normal"/>
    </style:style>
    <style:style style:name="T40" style:family="text">
      <style:text-properties style:text-position="0% 100%" style:font-name="IBM Plex Mono" fo:font-size="10pt" fo:font-weight="normal" officeooo:rsid="00e053e9" fo:background-color="transparent" loext:char-shading-value="0" style:font-size-asian="10pt" style:font-weight-asian="normal" style:font-size-complex="10pt" style:font-weight-complex="normal"/>
    </style:style>
    <style:style style:name="T41" style:family="text">
      <style:text-properties style:text-position="0% 100%" style:font-name="IBM Plex Mono" fo:font-size="10pt" fo:font-weight="normal" officeooo:rsid="019e1955" fo:background-color="transparent" loext:char-shading-value="0" style:font-size-asian="10pt" style:font-weight-asian="normal" style:font-size-complex="10pt" style:font-weight-complex="normal"/>
    </style:style>
    <style:style style:name="T42" style:family="text">
      <style:text-properties style:text-position="0% 100%" style:font-name="IBM Plex Mono" fo:font-size="10pt" officeooo:rsid="01bbec92" fo:background-color="transparent" loext:char-shading-value="0" style:font-size-asian="10pt" style:font-weight-asian="normal" style:font-size-complex="10pt" style:font-weight-complex="normal"/>
    </style:style>
    <style:style style:name="T43" style:family="text">
      <style:text-properties style:text-position="0% 100%" style:font-name="IBM Plex Mono" fo:font-size="10pt" officeooo:rsid="01bd704f" fo:background-color="transparent" loext:char-shading-value="0" style:font-size-asian="10pt" style:font-weight-asian="normal" style:font-size-complex="10pt" style:font-weight-complex="normal"/>
    </style:style>
    <style:style style:name="T44" style:family="text">
      <style:text-properties style:text-position="0% 100%" officeooo:rsid="00e053e9" fo:background-color="transparent" loext:char-shading-value="0"/>
    </style:style>
    <style:style style:name="T45" style:family="text">
      <style:text-properties style:text-position="0% 100%" officeooo:rsid="01753c46" fo:background-color="transparent" loext:char-shading-value="0"/>
    </style:style>
    <style:style style:name="T46" style:family="text">
      <style:text-properties style:text-position="0% 100%" officeooo:rsid="01672462"/>
    </style:style>
    <style:style style:name="T47" style:family="text">
      <style:text-properties style:text-position="0% 100%" officeooo:rsid="018918b1"/>
    </style:style>
    <style:style style:name="T48" style:family="text">
      <style:text-properties style:text-position="0% 100%" officeooo:rsid="008e73b3"/>
    </style:style>
    <style:style style:name="T49" style:family="text">
      <style:text-properties style:text-position="0% 100%" officeooo:rsid="00901e38"/>
    </style:style>
    <style:style style:name="T50" style:family="text">
      <style:text-properties officeooo:rsid="00e053e9" fo:background-color="transparent" loext:char-shading-value="0"/>
    </style:style>
    <style:style style:name="T51" style:family="text">
      <style:text-properties officeooo:rsid="01753c46" fo:background-color="transparent" loext:char-shading-value="0"/>
    </style:style>
    <style:style style:name="T52" style:family="text">
      <style:text-properties officeooo:rsid="00240b8f" fo:background-color="transparent" loext:char-shading-value="0"/>
    </style:style>
    <style:style style:name="T53" style:family="text">
      <style:text-properties officeooo:rsid="001d36e2" fo:background-color="transparent" loext:char-shading-value="0"/>
    </style:style>
    <style:style style:name="T54" style:family="text">
      <style:text-properties officeooo:rsid="0171365c" fo:background-color="transparent" loext:char-shading-value="0"/>
    </style:style>
    <style:style style:name="T55" style:family="text">
      <style:text-properties officeooo:rsid="0178f5a3" fo:background-color="transparent" loext:char-shading-value="0"/>
    </style:style>
    <style:style style:name="T56" style:family="text">
      <style:text-properties officeooo:rsid="017afa1f" fo:background-color="transparent" loext:char-shading-value="0"/>
    </style:style>
    <style:style style:name="T57" style:family="text">
      <style:text-properties officeooo:rsid="0180946a" fo:background-color="transparent" loext:char-shading-value="0"/>
    </style:style>
    <style:style style:name="T58" style:family="text">
      <style:text-properties officeooo:rsid="01ab32ef" fo:background-color="transparent" loext:char-shading-value="0"/>
    </style:style>
    <style:style style:name="T59" style:family="text">
      <style:text-properties officeooo:rsid="01ac256c" fo:background-color="transparent" loext:char-shading-value="0"/>
    </style:style>
    <style:style style:name="T60" style:family="text">
      <style:text-properties officeooo:rsid="00b375b7"/>
    </style:style>
    <style:style style:name="T61" style:family="text">
      <style:text-properties officeooo:rsid="00b4b1bc"/>
    </style:style>
    <style:style style:name="T62" style:family="text">
      <style:text-properties officeooo:rsid="00b7bfce"/>
    </style:style>
    <style:style style:name="T63" style:family="text">
      <style:text-properties officeooo:rsid="00bd8045"/>
    </style:style>
    <style:style style:name="T64" style:family="text">
      <style:text-properties officeooo:rsid="00fbd49a"/>
    </style:style>
    <style:style style:name="T65" style:family="text">
      <style:text-properties officeooo:rsid="00fdc3b4"/>
    </style:style>
    <style:style style:name="T66" style:family="text">
      <style:text-properties officeooo:rsid="013c354a"/>
    </style:style>
    <style:style style:name="T67" style:family="text">
      <style:text-properties officeooo:rsid="0171365c"/>
    </style:style>
    <style:style style:name="T68" style:family="text">
      <style:text-properties officeooo:rsid="01727bea"/>
    </style:style>
    <style:style style:name="T69" style:family="text">
      <style:text-properties officeooo:rsid="01753c46"/>
    </style:style>
    <style:style style:name="T70" style:family="text">
      <style:text-properties officeooo:rsid="0178f5a3"/>
    </style:style>
    <style:style style:name="T71" style:family="text">
      <style:text-properties officeooo:rsid="017afa1f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1689b36" style:font-weight-asian="normal" style:font-weight-complex="normal"/>
    </style:style>
    <style:style style:name="T74" style:family="text">
      <style:text-properties fo:font-weight="normal" officeooo:rsid="014d6776" style:font-weight-asian="normal" style:font-weight-complex="normal"/>
    </style:style>
    <style:style style:name="T75" style:family="text">
      <style:text-properties fo:font-weight="normal" officeooo:rsid="001d36e2" style:font-weight-asian="normal" style:font-weight-complex="normal"/>
    </style:style>
    <style:style style:name="T76" style:family="text">
      <style:text-properties fo:font-weight="normal" officeooo:rsid="00dc6fb7" style:font-weight-asian="normal" style:font-weight-complex="normal"/>
    </style:style>
    <style:style style:name="T77" style:family="text">
      <style:text-properties fo:font-weight="normal" officeooo:rsid="016a7140" style:font-weight-asian="normal" style:font-weight-complex="normal"/>
    </style:style>
    <style:style style:name="T78" style:family="text">
      <style:text-properties fo:font-weight="normal" officeooo:rsid="00e053e9" style:font-weight-asian="normal" style:font-weight-complex="normal"/>
    </style:style>
    <style:style style:name="T79" style:family="text">
      <style:text-properties fo:font-weight="normal" officeooo:rsid="00dfba86" style:font-weight-asian="normal" style:font-weight-complex="normal"/>
    </style:style>
    <style:style style:name="T80" style:family="text">
      <style:text-properties fo:font-weight="normal" officeooo:rsid="01a97059" style:font-weight-asian="normal" style:font-weight-complex="normal"/>
    </style:style>
    <style:style style:name="T81" style:family="text">
      <style:text-properties fo:font-weight="normal" officeooo:rsid="01b6baeb" style:font-weight-asian="normal" style:font-weight-complex="normal"/>
    </style:style>
    <style:style style:name="T82" style:family="text">
      <style:text-properties fo:font-weight="normal" officeooo:rsid="01b7e287" style:font-weight-asian="normal" style:font-weight-complex="normal"/>
    </style:style>
    <style:style style:name="T83" style:family="text">
      <style:text-properties fo:font-weight="normal" officeooo:rsid="01b88119" style:font-weight-asian="normal" style:font-weight-complex="normal"/>
    </style:style>
    <style:style style:name="T84" style:family="text">
      <style:text-properties fo:font-weight="normal" officeooo:rsid="01bbec92" style:font-weight-asian="normal" style:font-weight-complex="normal"/>
    </style:style>
    <style:style style:name="T85" style:family="text">
      <style:text-properties officeooo:rsid="0180946a"/>
    </style:style>
    <style:style style:name="T86" style:family="text">
      <style:text-properties officeooo:rsid="0183082e"/>
    </style:style>
    <style:style style:name="T87" style:family="text">
      <style:text-properties officeooo:rsid="018437f5"/>
    </style:style>
    <style:style style:name="T88" style:family="text">
      <style:text-properties officeooo:rsid="00e053e9"/>
    </style:style>
    <style:style style:name="T89" style:family="text">
      <style:text-properties officeooo:rsid="019e1955"/>
    </style:style>
    <style:style style:name="T90" style:family="text">
      <style:text-properties officeooo:rsid="01a2dbf6"/>
    </style:style>
    <style:style style:name="T91" style:family="text">
      <style:text-properties officeooo:rsid="01a56937"/>
    </style:style>
    <style:style style:name="T92" style:family="text">
      <style:text-properties officeooo:rsid="01a63f94"/>
    </style:style>
    <style:style style:name="T93" style:family="text">
      <style:text-properties officeooo:rsid="01b1b302"/>
    </style:style>
    <style:style style:name="T94" style:family="text">
      <style:text-properties officeooo:rsid="01b3aa5c"/>
    </style:style>
    <style:style style:name="T95" style:family="text">
      <style:text-properties fo:font-size="11pt" officeooo:rsid="00e053e9" style:font-size-asian="11pt" style:font-size-complex="11pt"/>
    </style:style>
    <style:style style:name="T96" style:family="text">
      <style:text-properties fo:font-size="11pt" officeooo:rsid="01b57eb0" style:font-size-asian="11pt" style:font-size-complex="11pt"/>
    </style:style>
    <style:style style:name="T97" style:family="text">
      <style:text-properties officeooo:rsid="01b57eb0"/>
    </style:style>
    <style:style style:name="T98" style:family="text">
      <style:text-properties officeooo:rsid="01bbec92"/>
    </style:style>
    <style:style style:name="T99" style:family="text">
      <style:text-properties fo:font-weight="bold"/>
    </style:style>
    <style:style style:name="T100" style:family="text">
      <style:text-properties fo:font-weight="bold" officeooo:rsid="01bbec92" style:font-weight-asian="normal" style:font-weight-complex="normal"/>
    </style:style>
    <style:style style:name="T101" style:family="text">
      <style:text-properties fo:font-weight="bold" officeooo:rsid="01bbec92" style:font-weight-asian="bold" style:font-weight-complex="bold"/>
    </style:style>
    <style:style style:name="T102" style:family="text">
      <style:text-properties style:font-weight-asian="normal" style:font-weight-complex="normal"/>
    </style:style>
    <style:style style:name="T103" style:family="text">
      <style:text-properties officeooo:rsid="01bbec92" style:font-weight-asian="normal" style:font-weight-complex="normal"/>
    </style:style>
    <style:style style:name="T104" style:family="text">
      <style:text-properties officeooo:rsid="01bece98" style:font-weight-asian="normal" style:font-weight-complex="normal"/>
    </style:style>
    <style:style style:name="T105" style:family="text">
      <style:text-properties officeooo:rsid="01c0c658" style:font-weight-asian="normal" style:font-weight-complex="normal"/>
    </style:style>
    <style:style style:name="T106" style:family="text">
      <style:text-properties officeooo:rsid="01c1e9f2"/>
    </style:style>
    <style:style style:name="T107" style:family="text">
      <style:text-properties officeooo:rsid="01c3aa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8">1</text:span><text:span text:style-name="T2">. <text:s/></text:span><text:span text:style-name="T1">Give </text:span><text:span text:style-name="T67">ids</text:span><text:span text:style-name="T1"> </text:span><text:span text:style-name="T67">of clients who visited every website owned by Ving</text:span><text:span text:style-name="T85"> <text:s text:c="4"/></text:span><text:span text:style-name="T69">(tuple calculus using </text:span><text:span text:style-name="T44">∀</text:span><text:span text:style-name="T45">)</text:span></text:p>
      <text:p text:style-name="P29"/>
      <text:p text:style-name="P7"><text:span text:style-name="T60">{</text:span><text:span text:style-name="T64">x.</text:span><text:span text:style-name="T94">client</text:span><text:span text:style-name="T60"> | </text:span><text:span text:style-name="T65">Page</text:span><text:span text:style-name="T63">(x)</text:span><text:span text:style-name="T60"> </text:span><text:span text:style-name="T62">AND</text:span><text:span text:style-name="T60"> </text:span><text:span text:style-name="T66">Visits(y)</text:span><text:span text:style-name="T90"> (</text:span><text:span text:style-name="T88">∀</text:span><text:span text:style-name="T90">x</text:span><text:span text:style-name="T93">y</text:span><text:span text:style-name="T90">)(</text:span><text:span text:style-name="T66">x.owner=’Ving’</text:span><text:span text:style-name="T93"> AND </text:span><text:span text:style-name="T66">y.page=x.id</text:span><text:span text:style-name="T90">)</text:span><text:span text:style-name="T61">}</text:span></text:p>
      <text:p text:style-name="P16"/>
      <text:p text:style-name="P17"><text:span text:style-name="T69">2</text:span><text:span text:style-name="T2">. <text:s/></text:span><text:span text:style-name="T1">Give </text:span><text:span text:style-name="T67">ids</text:span><text:span text:style-name="T1"> </text:span><text:span text:style-name="T67">of clients who visited every website owned by Ving</text:span><text:span text:style-name="T69"> </text:span><text:span text:style-name="T85"><text:s text:c="4"/></text:span><text:span text:style-name="T69">(tuple calculus using </text:span><text:span text:style-name="T50">¬∃</text:span><text:span text:style-name="T51">)</text:span></text:p>
      <text:p text:style-name="P23"/>
      <text:p text:style-name="P38"><text:span text:style-name="T60">{</text:span><text:span text:style-name="T64">x.</text:span><text:span text:style-name="T94">client</text:span><text:span text:style-name="T60"> | </text:span><text:span text:style-name="T65">Page</text:span><text:span text:style-name="T63">(x)</text:span><text:span text:style-name="T60"> </text:span><text:span text:style-name="T62">AND</text:span><text:span text:style-name="T60"> </text:span><text:span text:style-name="T66">Visits(y)</text:span><text:span text:style-name="T90"> (</text:span><text:span text:style-name="T88">∀</text:span><text:span text:style-name="T90">y,</text:span><text:span text:style-name="T95">¬∃</text:span><text:span text:style-name="T96">x</text:span><text:span text:style-name="T90">)(</text:span><text:span text:style-name="T66">y.page=x.id AND x.owner</text:span><text:span text:style-name="T97">!</text:span><text:span text:style-name="T66">=’Ving’</text:span><text:span text:style-name="T90">)</text:span></text:p>
      <text:p text:style-name="P15"/>
      <text:p text:style-name="P19"><text:span text:style-name="T69">3</text:span><text:span text:style-name="T2">. <text:s/></text:span><text:span text:style-name="T1">Give </text:span><text:span text:style-name="T67">ids</text:span><text:span text:style-name="T1"> </text:span><text:span text:style-name="T67">of clients who visited every website owned by Ving</text:span><text:span text:style-name="T69"> </text:span><text:span text:style-name="T85"><text:s text:c="4"/></text:span><text:span text:style-name="T69">(</text:span><text:span text:style-name="T71">basic </text:span><text:span text:style-name="T69">relational algebra including </text:span><text:span text:style-name="T88">÷</text:span><text:span text:style-name="T69">)</text:span></text:p>
      <text:p text:style-name="P15"/>
      <text:p text:style-name="P2"><text:span text:style-name="T46">R</text:span><text:span text:style-name="T23">1 </text:span><text:span text:style-name="T46">:=</text:span><text:span text:style-name="T47"> </text:span><text:span text:style-name="T26">π</text:span><text:span text:style-name="T24">id</text:span><text:span text:style-name="T47">(</text:span><text:span text:style-name="T26">σ</text:span><text:span text:style-name="T25">owner=’Ving’</text:span><text:span text:style-name="T48">(</text:span><text:span text:style-name="T49">Page</text:span><text:span text:style-name="T48">)</text:span><text:span text:style-name="T47">)</text:span></text:p>
      <text:p text:style-name="P5"><text:span text:style-name="T30">R</text:span><text:span text:style-name="T4">2</text:span><text:span text:style-name="T30"> :=</text:span><text:span text:style-name="T37"> </text:span><text:span text:style-name="T30">ρ</text:span><text:span text:style-name="T5">S</text:span><text:span text:style-name="T6">(</text:span><text:span text:style-name="T7">client=</text:span><text:span text:style-name="T6">id)</text:span><text:span text:style-name="T37">(</text:span><text:span text:style-name="T34">π</text:span><text:span text:style-name="T16">client</text:span><text:span text:style-name="T31">(</text:span><text:span text:style-name="T30">V</text:span><text:span text:style-name="T32">isits</text:span><text:span text:style-name="T31">)</text:span><text:span text:style-name="T37">)</text:span><text:span text:style-name="T33"> </text:span><text:span text:style-name="T38">÷</text:span><text:span text:style-name="T39"> </text:span><text:span text:style-name="T30">R</text:span><text:span text:style-name="T4">1</text:span></text:p>
      <text:p text:style-name="P21"><text:span text:style-name="T73">R</text:span><text:span text:style-name="T8">3</text:span><text:span text:style-name="T73"> :=</text:span><text:span text:style-name="T74"> </text:span><text:span text:style-name="T77">R</text:span><text:span text:style-name="T10">2</text:span><text:span text:style-name="T79">⋈</text:span><text:span text:style-name="T11">Visits.page</text:span><text:span text:style-name="T12">=</text:span><text:span text:style-name="T11">Page.id</text:span><text:span text:style-name="T80">(Client)</text:span></text:p>
      <text:p text:style-name="P21"><text:span text:style-name="T73">R</text:span><text:span text:style-name="T14">4</text:span><text:span text:style-name="T73"> :=</text:span><text:span text:style-name="T74"> </text:span><text:span text:style-name="T75">π</text:span><text:span text:style-name="T9">id</text:span><text:span text:style-name="T76">(</text:span><text:span text:style-name="T77">R</text:span><text:span text:style-name="T14">3</text:span><text:span text:style-name="T78">)</text:span></text:p>
      <text:p text:style-name="P15"/>
      <text:p text:style-name="P20"><text:span text:style-name="T70">4</text:span><text:span text:style-name="T2">. <text:s/></text:span><text:span text:style-name="T1">Give </text:span><text:span text:style-name="T67">ids</text:span><text:span text:style-name="T1"> </text:span><text:span text:style-name="T67">of clients who visited every website owned by Ving</text:span><text:span text:style-name="T69"> </text:span><text:span text:style-name="T85"><text:s text:c="4"/></text:span><text:span text:style-name="T69">(</text:span><text:span text:style-name="T71">basic </text:span><text:span text:style-name="T69">relational algebra </text:span><text:span text:style-name="T71">without</text:span><text:span text:style-name="T69"> </text:span><text:span text:style-name="T88">÷</text:span><text:span text:style-name="T69">)</text:span></text:p>
      <text:p text:style-name="P34"/>
      <text:p text:style-name="P3"><text:span text:style-name="T46">R</text:span><text:span text:style-name="T23">1 </text:span><text:span text:style-name="T46">:= </text:span><text:span text:style-name="T26">σ</text:span><text:span text:style-name="T25">owner=’Ving’</text:span><text:span text:style-name="T48">(</text:span><text:span text:style-name="T49">Page</text:span><text:span text:style-name="T48">)</text:span></text:p>
      <text:p text:style-name="P6"><text:span text:style-name="T30">R</text:span><text:span text:style-name="T4">2</text:span><text:span text:style-name="T30"> := </text:span><text:span text:style-name="T34">π</text:span><text:span text:style-name="T15">client</text:span><text:span text:style-name="T35">(</text:span><text:span text:style-name="T30">V</text:span><text:span text:style-name="T32">isits⋈</text:span><text:span text:style-name="T11">Visits.page</text:span><text:span text:style-name="T12">=</text:span><text:span text:style-name="T11">Page.id</text:span><text:span text:style-name="T30">(R</text:span><text:span text:style-name="T4">1</text:span><text:span text:style-name="T30">)</text:span><text:span text:style-name="T35">)</text:span><text:span text:style-name="T36"> - </text:span><text:span text:style-name="T34">π</text:span><text:span text:style-name="T9">id</text:span><text:span text:style-name="T35">(</text:span><text:span text:style-name="T30">V</text:span><text:span text:style-name="T32">isits⋈</text:span><text:span text:style-name="T11">Visits.page</text:span><text:span text:style-name="T13">!=</text:span><text:span text:style-name="T11">Page.id</text:span><text:span text:style-name="T30">(R</text:span><text:span text:style-name="T4">1</text:span><text:span text:style-name="T30">)</text:span><text:span text:style-name="T35">)</text:span></text:p>
      <text:p text:style-name="P35"/>
      <text:p text:style-name="P36"/>
      <text:p text:style-name="P37">Get all clients and pages they've visited and divide by all pages owned by Ving, <text:s/>then project the id of those pages.</text:p>
      <text:p text:style-name="P36"/>
      <text:p text:style-name="P18"><text:span text:style-name="T55">5</text:span><text:span text:style-name="T52">. <text:s/></text:span><text:span text:style-name="T53">Give </text:span><text:span text:style-name="T54">ids</text:span><text:span text:style-name="T53"> </text:span><text:span text:style-name="T54">of clients who visited every website owned by Ving</text:span><text:span text:style-name="T51"> </text:span><text:span text:style-name="T57"><text:s text:c="2"/></text:span><text:span text:style-name="T51">(</text:span><text:span text:style-name="T56">extended </text:span><text:span text:style-name="T51">relational algebra </text:span><text:span text:style-name="T56">using</text:span><text:span text:style-name="T51"> </text:span><text:span text:style-name="T50">γ</text:span><text:span text:style-name="T51">)</text:span></text:p>
      <text:p text:style-name="P10">γ</text:p>
      <text:p text:style-name="P8"/>
      <text:p text:style-name="P9"/>
      <text:p text:style-name="P12">Tuple calculus:</text:p>
      <text:p text:style-name="P8"><text:span text:style-name="T89"><text:tab/></text:span>∀<text:span text:style-name="T86">:<text:tab/></text:span><text:span text:style-name="T91">For </text:span><text:span text:style-name="T92">all</text:span></text:p>
      <text:p text:style-name="P24"><text:span text:style-name="T41"><text:tab/></text:span><text:span text:style-name="T40">¬</text:span><text:span text:style-name="T27">∃</text:span><text:span text:style-name="T28">:<text:tab/></text:span><text:span text:style-name="T29">There's (Not) atleast one</text:span></text:p>
      <text:p text:style-name="P25"/>
      <text:p text:style-name="P11"><text:span text:style-name="T107">Extended r</text:span>elational algebra:</text:p>
      <text:p text:style-name="P10"><text:span text:style-name="T89"><text:tab/></text:span>÷<text:span text:style-name="T86">:<text:tab/>Set division</text:span></text:p>
      <text:p text:style-name="P26"><text:span text:style-name="T98"><text:tab/>τ:</text:span><text:span text:style-name="T89"><text:tab/></text:span><text:span text:style-name="T106">Sorting</text:span></text:p>
      <text:p text:style-name="P26"><text:span text:style-name="T98"><text:tab/></text:span>γ<text:span text:style-name="T86">:<text:tab/></text:span><text:span text:style-name="T87">Grouping and aggregation</text:span></text:p>
      <text:p text:style-name="P28"><text:span text:style-name="T43"><text:tab/></text:span><text:span text:style-name="T102">δ</text:span><text:span text:style-name="T104">:<text:tab/></text:span><text:span text:style-name="T105">Removes duplicates</text:span></text:p>
      <text:p text:style-name="P27"><text:span text:style-name="T42"><text:tab/></text:span></text:p>
      <text:p text:style-name="P13"/>
      <text:p text:style-name="P13"/>
      <text:p text:style-name="P13"/>
      <text:p text:style-name="P13"/>
      <text:p text:style-name="P13"/>
      <text:p text:style-name="P22"><text:span text:style-name="T58"/></text:p>
      <text:p text:style-name="P22"><text:soft-page-break/><text:span text:style-name="T58"/></text:p>
      <text:p text:style-name="P22"><text:span text:style-name="T58"/></text:p>
      <text:p text:style-name="P22"><text:span text:style-name="T58"/></text:p>
      <text:p text:style-name="P22"><text:span text:style-name="T58">6</text:span><text:span text:style-name="T52">. <text:s/></text:span><text:span text:style-name="T59">Owners with more than 10 pages (extended relational algebra)</text:span></text:p>
      <text:p text:style-name="P13"/>
      <text:p text:style-name="P31"><text:span text:style-name="T75">R</text:span><text:span text:style-name="T22">1</text:span><text:span text:style-name="T20"> </text:span><text:span text:style-name="T83">:= </text:span><text:span text:style-name="T75">()</text:span></text:p>
      <text:p text:style-name="P32"><text:span text:style-name="T75">R</text:span><text:span text:style-name="T19">2</text:span><text:span text:style-name="T20"> </text:span><text:span text:style-name="T83">:= </text:span><text:span text:style-name="T75">()</text:span></text:p>
      <text:p text:style-name="P32"><text:span text:style-name="T75">R</text:span><text:span text:style-name="T22">3</text:span><text:span text:style-name="T20"> </text:span><text:span text:style-name="T83">:= </text:span><text:span text:style-name="T72">()</text:span></text:p>
      <text:p text:style-name="P30"><text:span text:style-name="T82">R</text:span><text:span text:style-name="T22">4</text:span><text:span text:style-name="T20"> </text:span><text:span text:style-name="T21"><text:s text:c="2"/></text:span><text:span text:style-name="T83">:= </text:span><text:span text:style-name="T75">π</text:span><text:span text:style-name="T18">owner</text:span><text:span text:style-name="T81">(R</text:span><text:span text:style-name="T22">3</text:span><text:span text:style-name="T81">)</text:span></text:p>
      <text:p text:style-name="P22"><text:span text:style-name="T58"/></text:p>
      <text:p text:style-name="P22"><text:span text:style-name="T58"/></text:p>
      <text:p text:style-name="P22"><text:span text:style-name="T58">7</text:span><text:span text:style-name="T52">. <text:s/></text:span><text:span text:style-name="T59">Give the owner and total number of visits to pages owned by the owner for each owner and rank from most popular to least popular (extended algebra)</text:span></text:p>
      <text:p text:style-name="P14"/>
      <text:p text:style-name="P14"/>
      <text:p text:style-name="P22"><text:span text:style-name="T58">8.</text:span><text:span text:style-name="T52"> <text:s/></text:span><text:span text:style-name="T59">Repeat 7, but let owners who have no pages with visits also be included in the report</text:span></text:p>
      <text:p text:style-name="P14"/>
      <text:p text:style-name="P13"/>
      <text:p text:style-name="P22"><text:span text:style-name="T58">9</text:span><text:span text:style-name="T52">. <text:s/></text:span><text:span text:style-name="T59">In tuple calculus, "ids of clients who visited the page with id 233 <text:s text:c="2"/>followed by the next visit to the page with id 556."</text:span></text:p>
      <text:p text:style-name="P14"/>
      <text:p text:style-name="P22"><text:span text:style-name="T58">10</text:span><text:span text:style-name="T52">.</text:span><text:span text:style-name="T59"> Do #9 (extended relational algebra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Mono" svg:font-family="'IBM Plex Mono'" style:font-pitch="fixed"/>
    <style:font-face style:name="IBM Plex Sans Devanagari" svg:font-family="'IBM Plex Sans Devanagari'" style:font-family-generic="system" style:font-pitch="variable"/>
    <style:font-face style:name="IBM Plex Sans Devanagari1" svg:font-family="'IBM Plex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IBM Plex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IBM Plex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1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IBM Plex Sans Devanagari1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IBM Plex Sans Devanagari1" style:font-family-complex="'IBM Plex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cccccc" loext:opacity="100%" officeooo:rsid="015a3f84" officeooo:paragraph-rsid="015a3f84" fo:background-color="#fffff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akob Fridesjö</text:p>
        <text:p text:style-name="MP1">Umeå universite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3T15:41:57.099861404</meta:creation-date>
    <dc:date>2022-02-02T12:49:20.977014039</dc:date>
    <meta:editing-duration>P2DT4H36M37S</meta:editing-duration>
    <meta:editing-cycles>335</meta:editing-cycles>
    <meta:generator>LibreOffice/7.2.5.2.0$Linux_X86_64 LibreOffice_project/20$Build-2</meta:generator>
    <meta:document-statistic meta:table-count="0" meta:image-count="0" meta:object-count="0" meta:page-count="2" meta:paragraph-count="35" meta:word-count="272" meta:character-count="1695" meta:non-whitespace-character-count="1418"/>
  </office:meta>
</office:document-meta>
</file>